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7/12/2021</text:span></text:p>
      <text:p text:style-name="P9"/>
      <text:p text:style-name="P10">RECIBI CONFORME</text:p>
      <text:p text:style-name="P9"/>
      <text:p text:style-name="P11">CLIENTE: PATRICIO SILVESTRE DORIS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SAN MARTIN DE PANGOA</text:span></text:p>
      <text:p text:style-name="P5"/>
      <text:p text:style-name="P5">Recojo: <text:span text:style-name="T3">PATRICIO SILVESTRE DORIS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6T16:57:3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